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45cm"/>
    </style:style>
    <style:style style:name="co2" style:family="table-column">
      <style:table-column-properties fo:break-before="auto" style:column-width="2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642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2.7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eye_result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7" table:default-cell-style-name="ce2"/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4"/>
        </table:table-row>
        <table:table-row table:style-name="ro2">
          <table:table-cell office:value-type="string" calcext:value-type="string">
            <text:p>Eye_disorder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1022" calcext:value-type="percentage">
            <text:p>10,22%</text:p>
          </table:table-cell>
          <table:table-cell/>
          <table:table-cell office:value-type="string" calcext:value-type="string">
            <text:p>Eye_depik_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078" calcext:value-type="percentage">
            <text:p>40,78%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Eye_emd_1</text:p>
          </table:table-cell>
          <table:table-cell office:value-type="percentage" office:value="0.4067" calcext:value-type="percentage">
            <text:p>40,67%</text:p>
          </table:table-cell>
          <table:table-cell table:number-columns-repeated="3" office:value-type="percentage" office:value="0.4122" calcext:value-type="percentage">
            <text:p>41,22%</text:p>
          </table:table-cell>
          <table:table-cell office:value-type="percentage" office:value="0.3911" calcext:value-type="percentage">
            <text:p>39,11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2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0444" calcext:value-type="percentage">
            <text:p>4,44%</text:p>
          </table:table-cell>
          <table:table-cell/>
          <table:table-cell office:value-type="string" calcext:value-type="string">
            <text:p>Eye_depik_2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89" calcext:value-type="percentage">
            <text:p>10,89%</text:p>
          </table:table-cell>
          <table:table-cell/>
          <table:table-cell office:value-type="string" calcext:value-type="string">
            <text:p>Eye_emd_2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3</text:p>
          </table:table-cell>
          <table:table-cell office:value-type="percentage" office:value="0.0322" calcext:value-type="percentage">
            <text:p>3,22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Eye_depik_3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278" calcext:value-type="percentage">
            <text:p>22,78%</text:p>
          </table:table-cell>
          <table:table-cell/>
          <table:table-cell office:value-type="string" calcext:value-type="string">
            <text:p>Eye_emd_3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2144" calcext:value-type="percentage">
            <text:p>21,44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4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0722" calcext:value-type="percentage">
            <text:p>7,22%</text:p>
          </table:table-cell>
          <table:table-cell/>
          <table:table-cell office:value-type="string" calcext:value-type="string">
            <text:p>Eye_depik_4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9" calcext:value-type="percentage">
            <text:p>29,00%</text:p>
          </table:table-cell>
          <table:table-cell/>
          <table:table-cell office:value-type="string" calcext:value-type="string">
            <text:p>Eye_emd_4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5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0878" calcext:value-type="percentage">
            <text:p>8,78%</text:p>
          </table:table-cell>
          <table:table-cell/>
          <table:table-cell office:value-type="string" calcext:value-type="string">
            <text:p>Eye_depik_5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233" calcext:value-type="percentage">
            <text:p>32,33%</text:p>
          </table:table-cell>
          <table:table-cell/>
          <table:table-cell office:value-type="string" calcext:value-type="string">
            <text:p>Eye_emd_5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956" calcext:value-type="percentage">
            <text:p>19,56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278" calcext:value-type="percentage">
            <text:p>22,78%</text:p>
          </table:table-cell>
          <table:table-cell/>
          <table:table-cell office:value-type="string" calcext:value-type="string">
            <text:p>Eye_depik_6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2378" calcext:value-type="percentage">
            <text:p>23,78%</text:p>
          </table:table-cell>
          <table:table-cell/>
          <table:table-cell office:value-type="string" calcext:value-type="string">
            <text:p>Eye_emd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7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Eye_depik_7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1978" calcext:value-type="percentage">
            <text:p>19,78%</text:p>
          </table:table-cell>
          <table:table-cell/>
          <table:table-cell office:value-type="string" calcext:value-type="string">
            <text:p>Eye_emd_7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211" calcext:value-type="percentage">
            <text:p>22,11%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1844" calcext:value-type="percentage">
            <text:p>18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8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0956" calcext:value-type="percentage">
            <text:p>9,56%</text:p>
          </table:table-cell>
          <table:table-cell/>
          <table:table-cell office:value-type="string" calcext:value-type="string">
            <text:p>Eye_depik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1467" calcext:value-type="percentage">
            <text:p>14,67%</text:p>
          </table:table-cell>
          <table:table-cell/>
          <table:table-cell office:value-type="string" calcext:value-type="string">
            <text:p>Eye_emd_8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2089" calcext:value-type="percentage">
            <text:p>20,89%</text:p>
          </table:table-cell>
          <table:table-cell office:value-type="percentage" office:value="0.2422" calcext:value-type="percentage">
            <text:p>24,22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9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Eye_depik_9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144" calcext:value-type="percentage">
            <text:p>31,44%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511" calcext:value-type="percentage">
            <text:p>25,11%</text:p>
          </table:table-cell>
          <table:table-cell/>
          <table:table-cell office:value-type="string" calcext:value-type="string">
            <text:p>Eye_emd_9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disorder_10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644" calcext:value-type="percentage">
            <text:p>16,44%</text:p>
          </table:table-cell>
          <table:table-cell office:value-type="percentage" office:value="0.0767" calcext:value-type="percentage">
            <text:p>7,67%</text:p>
          </table:table-cell>
          <table:table-cell/>
          <table:table-cell office:value-type="string" calcext:value-type="string">
            <text:p>Eye_depik_10</text:p>
          </table:table-cell>
          <table:table-cell office:value-type="percentage" office:value="0.2578" calcext:value-type="percentage">
            <text:p>25,78%</text:p>
          </table:table-cell>
          <table:table-cell table:number-columns-repeated="2" office:value-type="percentage" office:value="0.2367" calcext:value-type="percentage">
            <text:p>23,67%</text:p>
          </table:table-cell>
          <table:table-cell office:value-type="percentage" office:value="0.1878" calcext:value-type="percentage">
            <text:p>18,78%</text:p>
          </table:table-cell>
          <table:table-cell/>
          <table:table-cell office:value-type="string" calcext:value-type="string">
            <text:p>Eye_emd_10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1889" calcext:value-type="percentage">
            <text:p>18,89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2:.B11])" office:value-type="percentage" office:value="0.07356" calcext:value-type="percentage">
            <text:p>7,36%</text:p>
          </table:table-cell>
          <table:table-cell table:style-name="ce1" table:formula="of:=AVERAGE([.C2:.C11])" office:value-type="percentage" office:value="0.09534" calcext:value-type="percentage">
            <text:p>9,53%</text:p>
          </table:table-cell>
          <table:table-cell table:style-name="ce1" table:formula="of:=AVERAGE([.D2:.D11])" office:value-type="percentage" office:value="0.17756" calcext:value-type="percentage">
            <text:p>17,76%</text:p>
          </table:table-cell>
          <table:table-cell table:style-name="ce1" table:formula="of:=AVERAGE([.E2:.E11])" office:value-type="percentage" office:value="0.08668" calcext:value-type="percentage">
            <text:p>8,67%</text:p>
          </table:table-cell>
          <table:table-cell table:style-name="ce1" table:number-columns-repeated="2"/>
          <table:table-cell table:style-name="ce1" table:formula="of:=AVERAGE([.H2:.H11])" office:value-type="percentage" office:value="0.31633" calcext:value-type="percentage">
            <text:p>31,63%</text:p>
          </table:table-cell>
          <table:table-cell table:style-name="ce1" table:formula="of:=AVERAGE([.I2:.I11])" office:value-type="percentage" office:value="0.29455" calcext:value-type="percentage">
            <text:p>29,46%</text:p>
          </table:table-cell>
          <table:table-cell table:style-name="ce1" table:formula="of:=AVERAGE([.J2:.J11])" office:value-type="percentage" office:value="0.25489" calcext:value-type="percentage">
            <text:p>25,49%</text:p>
          </table:table-cell>
          <table:table-cell table:style-name="ce1" table:formula="of:=AVERAGE([.K2:.K11])" office:value-type="percentage" office:value="0.23779" calcext:value-type="percentage">
            <text:p>23,78%</text:p>
          </table:table-cell>
          <table:table-cell table:style-name="ce1" table:number-columns-repeated="2"/>
          <table:table-cell table:style-name="ce1" table:formula="of:=AVERAGE([.N2:.N11])" office:value-type="percentage" office:value="0.31768" calcext:value-type="percentage">
            <text:p>31,77%</text:p>
          </table:table-cell>
          <table:table-cell table:style-name="ce1" table:formula="of:=AVERAGE([.O2:.O11])" office:value-type="percentage" office:value="0.29444" calcext:value-type="percentage">
            <text:p>29,44%</text:p>
          </table:table-cell>
          <table:table-cell table:style-name="ce1" table:formula="of:=AVERAGE([.P2:.P11])" office:value-type="percentage" office:value="0.25678" calcext:value-type="percentage">
            <text:p>25,68%</text:p>
          </table:table-cell>
          <table:table-cell table:style-name="ce1" table:formula="of:=AVERAGE([.Q2:.Q11])" office:value-type="percentage" office:value="0.25876" calcext:value-type="percentage">
            <text:p>25,88%</text:p>
          </table:table-cell>
          <table:table-cell table:style-name="ce1" table:formula="of:=AVERAGE([.R2:.R11])" office:value-type="percentage" office:value="0.2249" calcext:value-type="percentage">
            <text:p>22,49%</text:p>
          </table:table-cell>
          <table:table-cell table:style-name="ce1" table:number-columns-repeated="16364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MLP PSO</text:p>
          </table:table-cell>
          <table:table-cell table:style-name="ce1" office:value-type="string" calcext:value-type="string">
            <text:p>INN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1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3867" calcext:value-type="percentage">
            <text:p>38,67%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2767" calcext:value-type="percentage">
            <text:p>27,67%</text:p>
          </table:table-cell>
          <table:table-cell/>
          <table:table-cell office:value-type="string" calcext:value-type="string">
            <text:p>Eye_tadaf_1</text:p>
          </table:table-cell>
          <table:table-cell office:value-type="percentage" office:value="0.3522" calcext:value-type="percentage">
            <text:p>35,22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3356" calcext:value-type="percentage">
            <text:p>33,56%</text:p>
          </table:table-cell>
          <table:table-cell/>
          <table:table-cell office:value-type="string" calcext:value-type="string">
            <text:p>Eye_tadepy_1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2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933" calcext:value-type="percentage">
            <text:p>39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367" calcext:value-type="percentage">
            <text:p>23,67%</text:p>
          </table:table-cell>
          <table:table-cell/>
          <table:table-cell office:value-type="string" calcext:value-type="string">
            <text:p>Eye_tadaf_2</text:p>
          </table:table-cell>
          <table:table-cell office:value-type="percentage" office:value="0.3189" calcext:value-type="percentage">
            <text:p>31,89%</text:p>
          </table:table-cell>
          <table:table-cell office:value-type="percentage" office:value="0.2356" calcext:value-type="percentage">
            <text:p>23,56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Eye_tadepy_2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3</text:p>
          </table:table-cell>
          <table:table-cell office:value-type="percentage" office:value="0.4933" calcext:value-type="percentage">
            <text:p>49,33%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4567" calcext:value-type="percentage">
            <text:p>45,67%</text:p>
          </table:table-cell>
          <table:table-cell/>
          <table:table-cell office:value-type="string" calcext:value-type="string">
            <text:p>Eye_tadaf_3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Eye_tadepy_3</text:p>
          </table:table-cell>
          <table:table-cell office:value-type="percentage" office:value="0.3078" calcext:value-type="percentage">
            <text:p>30,78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011" calcext:value-type="percentage">
            <text:p>20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4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367" calcext:value-type="percentage">
            <text:p>23,67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Eye_tadaf_4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856" calcext:value-type="percentage">
            <text:p>28,56%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211" calcext:value-type="percentage">
            <text:p>22,11%</text:p>
          </table:table-cell>
          <table:table-cell/>
          <table:table-cell office:value-type="string" calcext:value-type="string">
            <text:p>Eye_tadepy_4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133" calcext:value-type="percentage">
            <text:p>21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5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Eye_tadaf_5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578" calcext:value-type="percentage">
            <text:p>25,78%</text:p>
          </table:table-cell>
          <table:table-cell/>
          <table:table-cell office:value-type="string" calcext:value-type="string">
            <text:p>Eye_tadepy_5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044" calcext:value-type="percentage">
            <text:p>30,44%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944" calcext:value-type="percentage">
            <text:p>29,44%</text:p>
          </table:table-cell>
          <table:table-cell office:value-type="percentage" office:value="0.2733" calcext:value-type="percentage">
            <text:p>27,33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6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933" calcext:value-type="percentage">
            <text:p>19,33%</text:p>
          </table:table-cell>
          <table:table-cell/>
          <table:table-cell office:value-type="string" calcext:value-type="string">
            <text:p>Eye_tadaf_6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267" calcext:value-type="percentage">
            <text:p>22,67%</text:p>
          </table:table-cell>
          <table:table-cell/>
          <table:table-cell office:value-type="string" calcext:value-type="string">
            <text:p>Eye_tadepy_6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244" calcext:value-type="percentage">
            <text:p>22,44%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744" calcext:value-type="percentage">
            <text:p>17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7</text:p>
          </table:table-cell>
          <table:table-cell office:value-type="percentage" office:value="0.5367" calcext:value-type="percentage">
            <text:p>53,67%</text:p>
          </table:table-cell>
          <table:table-cell office:value-type="percentage" office:value="0.4767" calcext:value-type="percentage">
            <text:p>47,67%</text:p>
          </table:table-cell>
          <table:table-cell office:value-type="percentage" office:value="0.3533" calcext:value-type="percentage">
            <text:p>35,33%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string" calcext:value-type="string">
            <text:p>Eye_tadaf_7</text:p>
          </table:table-cell>
          <table:table-cell office:value-type="percentage" office:value="0.3122" calcext:value-type="percentage">
            <text:p>31,22%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string" calcext:value-type="string">
            <text:p>Eye_tadepy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044" calcext:value-type="percentage">
            <text:p>20,44%</text:p>
          </table:table-cell>
          <table:table-cell office:value-type="percentage" office:value="0.1989" calcext:value-type="percentage">
            <text:p>19,89%</text:p>
          </table:table-cell>
          <table:table-cell office:value-type="percentage" office:value="0.2189" calcext:value-type="percentage">
            <text:p>21,89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8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3567" calcext:value-type="percentage">
            <text:p>35,67%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Eye_tadaf_8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022" calcext:value-type="percentage">
            <text:p>20,22%</text:p>
          </table:table-cell>
          <table:table-cell office:value-type="percentage" office:value="0.1422" calcext:value-type="percentage">
            <text:p>14,22%</text:p>
          </table:table-cell>
          <table:table-cell/>
          <table:table-cell office:value-type="string" calcext:value-type="string">
            <text:p>Eye_tadepy_8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1244" calcext:value-type="percentage">
            <text:p>12,44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9</text:p>
          </table:table-cell>
          <table:table-cell office:value-type="percentage" office:value="0.4433" calcext:value-type="percentage">
            <text:p>44,33%</text:p>
          </table:table-cell>
          <table:table-cell table:number-columns-repeated="2" office:value-type="percentage" office:value="0.4433" calcext:value-type="percentage">
            <text:p>44,33%</text:p>
          </table:table-cell>
          <table:table-cell office:value-type="percentage" office:value="0.36" calcext:value-type="percentage">
            <text:p>36,00%</text:p>
          </table:table-cell>
          <table:table-cell/>
          <table:table-cell office:value-type="string" calcext:value-type="string">
            <text:p>Eye_tadaf_9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478" calcext:value-type="percentage">
            <text:p>24,78%</text:p>
          </table:table-cell>
          <table:table-cell/>
          <table:table-cell office:value-type="string" calcext:value-type="string">
            <text:p>Eye_tadepy_9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689" calcext:value-type="percentage">
            <text:p>26,89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4"/>
        </table:table-row>
        <table:table-row table:style-name="ro2">
          <table:table-cell office:value-type="string" calcext:value-type="string">
            <text:p>Eye_noitiki_10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267" calcext:value-type="percentage">
            <text:p>32,6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Eye_tadaf_10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256" calcext:value-type="percentage">
            <text:p>22,56%</text:p>
          </table:table-cell>
          <table:table-cell/>
          <table:table-cell office:value-type="string" calcext:value-type="string">
            <text:p>Eye_tadepy_10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289" calcext:value-type="percentage">
            <text:p>22,89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4"/>
        </table:table-row>
        <table:table-row table:style-name="ro1">
          <table:table-cell table:style-name="ce1"/>
          <table:table-cell table:style-name="ce1" table:formula="of:=AVERAGE([.B16:.B25])" office:value-type="percentage" office:value="0.415" calcext:value-type="percentage">
            <text:p>41,50%</text:p>
          </table:table-cell>
          <table:table-cell table:style-name="ce1" table:formula="of:=AVERAGE([.C16:.C25])" office:value-type="percentage" office:value="0.40301" calcext:value-type="percentage">
            <text:p>40,30%</text:p>
          </table:table-cell>
          <table:table-cell table:style-name="ce1" table:formula="of:=AVERAGE([.D16:.D25])" office:value-type="percentage" office:value="0.31499" calcext:value-type="percentage">
            <text:p>31,50%</text:p>
          </table:table-cell>
          <table:table-cell table:style-name="ce1" table:formula="of:=AVERAGE([.E16:.E25])" office:value-type="percentage" office:value="0.26634" calcext:value-type="percentage">
            <text:p>26,63%</text:p>
          </table:table-cell>
          <table:table-cell/>
          <table:table-cell table:style-name="ce1"/>
          <table:table-cell table:style-name="ce1" table:formula="of:=AVERAGE([.H16:.H25])" office:value-type="percentage" office:value="0.30055" calcext:value-type="percentage">
            <text:p>30,06%</text:p>
          </table:table-cell>
          <table:table-cell table:style-name="ce1" table:formula="of:=AVERAGE([.I16:.I25])" office:value-type="percentage" office:value="0.27067" calcext:value-type="percentage">
            <text:p>27,07%</text:p>
          </table:table-cell>
          <table:table-cell table:style-name="ce1" table:formula="of:=AVERAGE([.J16:.J25])" office:value-type="percentage" office:value="0.24323" calcext:value-type="percentage">
            <text:p>24,32%</text:p>
          </table:table-cell>
          <table:table-cell table:style-name="ce1" table:formula="of:=AVERAGE([.K16:.K25])" office:value-type="percentage" office:value="0.19935" calcext:value-type="percentage">
            <text:p>19,94%</text:p>
          </table:table-cell>
          <table:table-cell/>
          <table:table-cell table:style-name="ce1"/>
          <table:table-cell table:style-name="ce1" table:formula="of:=AVERAGE([.N16:.N25])" office:value-type="percentage" office:value="0.3079" calcext:value-type="percentage">
            <text:p>30,79%</text:p>
          </table:table-cell>
          <table:table-cell table:style-name="ce1" table:formula="of:=AVERAGE([.O16:.O25])" office:value-type="percentage" office:value="0.273" calcext:value-type="percentage">
            <text:p>27,30%</text:p>
          </table:table-cell>
          <table:table-cell table:style-name="ce1" table:formula="of:=AVERAGE([.P16:.P25])" office:value-type="percentage" office:value="0.23422" calcext:value-type="percentage">
            <text:p>23,42%</text:p>
          </table:table-cell>
          <table:table-cell table:style-name="ce1" table:formula="of:=AVERAGE([.Q16:.Q25])" office:value-type="percentage" office:value="0.24433" calcext:value-type="percentage">
            <text:p>24,43%</text:p>
          </table:table-cell>
          <table:table-cell table:style-name="ce1" table:formula="of:=AVERAGE([.R16:.R25])" office:value-type="percentage" office:value="0.19688" calcext:value-type="percentage">
            <text:p>19,69%</text:p>
          </table:table-cell>
          <table:table-cell table:number-columns-repeated="16364"/>
        </table:table-row>
        <table:table-row table:style-name="ro2" table:number-rows-repeated="104854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heart_results" table:style-name="ta1">
        <table:table-column table:style-name="co6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7"/>
        </table:table-row>
        <table:table-row table:style-name="ro2">
          <table:table-cell office:value-type="string" calcext:value-type="string">
            <text:p>heart_disorder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15" calcext:value-type="percentage">
            <text:p>13,15%</text:p>
          </table:table-cell>
          <table:table-cell/>
          <table:table-cell office:value-type="string" calcext:value-type="string">
            <text:p>heart_depik_1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1315" calcext:value-type="percentage">
            <text:p>13,15%</text:p>
          </table:table-cell>
          <table:table-cell/>
          <table:table-cell office:value-type="string" calcext:value-type="string">
            <text:p>heart_emd_1</text:p>
          </table:table-cell>
          <table:table-cell office:value-type="percentage" office:value="0.1685" calcext:value-type="percentage">
            <text:p>16,85%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1259" calcext:value-type="percentage">
            <text:p>12,59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2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556" calcext:value-type="percentage">
            <text:p>25,56%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1704" calcext:value-type="percentage">
            <text:p>17,04%</text:p>
          </table:table-cell>
          <table:table-cell/>
          <table:table-cell office:value-type="string" calcext:value-type="string">
            <text:p>heart_depik_2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981" calcext:value-type="percentage">
            <text:p>19,81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heart_emd_2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3407" calcext:value-type="percentage">
            <text:p>34,07%</text:p>
          </table:table-cell>
          <table:table-cell office:value-type="percentage" office:value="0.1426" calcext:value-type="percentage">
            <text:p>14,26%</text:p>
          </table:table-cell>
          <table:table-cell office:value-type="percentage" office:value="0.113" calcext:value-type="percentage">
            <text:p>11,30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3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463" calcext:value-type="percentage">
            <text:p>24,63%</text:p>
          </table:table-cell>
          <table:table-cell/>
          <table:table-cell office:value-type="string" calcext:value-type="string">
            <text:p>heart_depik_3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759" calcext:value-type="percentage">
            <text:p>17,59%</text:p>
          </table:table-cell>
          <table:table-cell/>
          <table:table-cell office:value-type="string" calcext:value-type="string">
            <text:p>heart_emd_3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481" calcext:value-type="percentage">
            <text:p>24,81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4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352" calcext:value-type="percentage">
            <text:p>23,52%</text:p>
          </table:table-cell>
          <table:table-cell/>
          <table:table-cell office:value-type="string" calcext:value-type="string">
            <text:p>heart_depik_4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833" calcext:value-type="percentage">
            <text:p>28,33%</text:p>
          </table:table-cell>
          <table:table-cell/>
          <table:table-cell office:value-type="string" calcext:value-type="string">
            <text:p>heart_emd_4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593" calcext:value-type="percentage">
            <text:p>25,93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5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0852" calcext:value-type="percentage">
            <text:p>8,52%</text:p>
          </table:table-cell>
          <table:table-cell/>
          <table:table-cell office:value-type="string" calcext:value-type="string">
            <text:p>heart_depik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213" calcext:value-type="percentage">
            <text:p>21,30%</text:p>
          </table:table-cell>
          <table:table-cell office:value-type="percentage" office:value="0.0074" calcext:value-type="percentage">
            <text:p>0,74%</text:p>
          </table:table-cell>
          <table:table-cell office:value-type="percentage" office:value="0.0037" calcext:value-type="percentage">
            <text:p>0,37%</text:p>
          </table:table-cell>
          <table:table-cell/>
          <table:table-cell office:value-type="string" calcext:value-type="string">
            <text:p>heart_emd_5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722" calcext:value-type="percentage">
            <text:p>7,22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6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259" calcext:value-type="percentage">
            <text:p>22,59%</text:p>
          </table:table-cell>
          <table:table-cell office:value-type="percentage" office:value="0.1815" calcext:value-type="percentage">
            <text:p>18,15%</text:p>
          </table:table-cell>
          <table:table-cell/>
          <table:table-cell office:value-type="string" calcext:value-type="string">
            <text:p>heart_depik_6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685" calcext:value-type="percentage">
            <text:p>16,85%</text:p>
          </table:table-cell>
          <table:table-cell/>
          <table:table-cell office:value-type="string" calcext:value-type="string">
            <text:p>heart_emd_6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463" calcext:value-type="percentage">
            <text:p>34,63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7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426" calcext:value-type="percentage">
            <text:p>14,26%</text:p>
          </table:table-cell>
          <table:table-cell/>
          <table:table-cell office:value-type="string" calcext:value-type="string">
            <text:p>heart_depik_7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22" calcext:value-type="percentage">
            <text:p>22,22%</text:p>
          </table:table-cell>
          <table:table-cell/>
          <table:table-cell office:value-type="string" calcext:value-type="string">
            <text:p>heart_emd_7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685" calcext:value-type="percentage">
            <text:p>16,85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8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556" calcext:value-type="percentage">
            <text:p>25,56%</text:p>
          </table:table-cell>
          <table:table-cell/>
          <table:table-cell office:value-type="string" calcext:value-type="string">
            <text:p>heart_depik_8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2796" calcext:value-type="percentage">
            <text:p>27,96%</text:p>
          </table:table-cell>
          <table:table-cell/>
          <table:table-cell office:value-type="string" calcext:value-type="string">
            <text:p>heart_emd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611" calcext:value-type="percentage">
            <text:p>26,11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9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eart_depik_9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heart_emd_9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4093" calcext:value-type="percentage">
            <text:p>40,93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52" calcext:value-type="percentage">
            <text:p>23,52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disorder_10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2063" calcext:value-type="percentage">
            <text:p>20,63%</text:p>
          </table:table-cell>
          <table:table-cell/>
          <table:table-cell office:value-type="string" calcext:value-type="string">
            <text:p>heart_depik_10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4463" calcext:value-type="percentage">
            <text:p>44,63%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heart_emd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1" table:formula="of:=AVERAGE([.B2:.B11])" office:value-type="percentage" office:value="0.24834" calcext:value-type="percentage">
            <text:p>24,83%</text:p>
          </table:table-cell>
          <table:table-cell table:style-name="ce1" table:formula="of:=AVERAGE([.C2:.C11])" office:value-type="percentage" office:value="0.29258" calcext:value-type="percentage">
            <text:p>29,26%</text:p>
          </table:table-cell>
          <table:table-cell table:style-name="ce1" table:formula="of:=AVERAGE([.D2:.D11])" office:value-type="percentage" office:value="0.21258" calcext:value-type="percentage">
            <text:p>21,26%</text:p>
          </table:table-cell>
          <table:table-cell table:style-name="ce1" table:formula="of:=AVERAGE([.E2:.E11])" office:value-type="percentage" office:value="0.18953" calcext:value-type="percentage">
            <text:p>18,95%</text:p>
          </table:table-cell>
          <table:table-cell table:style-name="ce1" table:number-columns-repeated="2"/>
          <table:table-cell table:style-name="ce1" table:formula="of:=AVERAGE([.H2:.H11])" office:value-type="percentage" office:value="0.20539" calcext:value-type="percentage">
            <text:p>20,54%</text:p>
          </table:table-cell>
          <table:table-cell table:style-name="ce1" table:formula="of:=AVERAGE([.I2:.I11])" office:value-type="percentage" office:value="0.31611" calcext:value-type="percentage">
            <text:p>31,61%</text:p>
          </table:table-cell>
          <table:table-cell table:style-name="ce1" table:formula="of:=AVERAGE([.J2:.J11])" office:value-type="percentage" office:value="0.20167" calcext:value-type="percentage">
            <text:p>20,17%</text:p>
          </table:table-cell>
          <table:table-cell table:style-name="ce1" table:formula="of:=AVERAGE([.K2:.K11])" office:value-type="percentage" office:value="0.20017" calcext:value-type="percentage">
            <text:p>20,02%</text:p>
          </table:table-cell>
          <table:table-cell table:style-name="ce1" table:number-columns-repeated="2"/>
          <table:table-cell table:style-name="ce1" table:formula="of:=AVERAGE([.N2:.N11])" office:value-type="percentage" office:value="0.24019" calcext:value-type="percentage">
            <text:p>24,02%</text:p>
          </table:table-cell>
          <table:table-cell table:style-name="ce1" table:formula="of:=AVERAGE([.O2:.O11])" office:value-type="percentage" office:value="0.32981" calcext:value-type="percentage">
            <text:p>32,98%</text:p>
          </table:table-cell>
          <table:table-cell table:style-name="ce1" table:formula="of:=AVERAGE([.P2:.P11])" office:value-type="percentage" office:value="0.19168" calcext:value-type="percentage">
            <text:p>19,17%</text:p>
          </table:table-cell>
          <table:table-cell table:style-name="ce1" table:formula="of:=AVERAGE([.Q2:.Q11])" office:value-type="percentage" office:value="0.19055" calcext:value-type="percentage">
            <text:p>19,06%</text:p>
          </table:table-cell>
          <table:table-cell table:style-name="ce1" table:number-columns-repeated="1636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1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heart_tadaf_1</text:p>
          </table:table-cell>
          <table:table-cell office:value-type="percentage" office:value="0.1704" calcext:value-type="percentage">
            <text:p>17,04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296" calcext:value-type="percentage">
            <text:p>12,96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heart_tadepy_1</text:p>
          </table:table-cell>
          <table:table-cell office:value-type="percentage" office:value="0.1648" calcext:value-type="percentage">
            <text:p>16,48%</text:p>
          </table:table-cell>
          <table:table-cell office:value-type="percentage" office:value="0.2685" calcext:value-type="percentage">
            <text:p>26,85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648" calcext:value-type="percentage">
            <text:p>6,48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2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eart_tadaf_2</text:p>
          </table:table-cell>
          <table:table-cell office:value-type="percentage" office:value="0.2056" calcext:value-type="percentage">
            <text:p>20,56%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1611" calcext:value-type="percentage">
            <text:p>16,11%</text:p>
          </table:table-cell>
          <table:table-cell office:value-type="percentage" office:value="0.163" calcext:value-type="percentage">
            <text:p>16,30%</text:p>
          </table:table-cell>
          <table:table-cell/>
          <table:table-cell office:value-type="string" calcext:value-type="string">
            <text:p>heart_tadepy_2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7" calcext:value-type="percentage">
            <text:p>13,70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3</text:p>
          </table:table-cell>
          <table:table-cell office:value-type="percentage" office:value="0.2537" calcext:value-type="percentage">
            <text:p>25,37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204" calcext:value-type="percentage">
            <text:p>22,04%</text:p>
          </table:table-cell>
          <table:table-cell/>
          <table:table-cell office:value-type="string" calcext:value-type="string">
            <text:p>heart_tadaf_3</text:p>
          </table:table-cell>
          <table:table-cell office:value-type="percentage" office:value="0.2426" calcext:value-type="percentage">
            <text:p>24,26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315" calcext:value-type="percentage">
            <text:p>23,15%</text:p>
          </table:table-cell>
          <table:table-cell office:value-type="percentage" office:value="0.1741" calcext:value-type="percentage">
            <text:p>17,41%</text:p>
          </table:table-cell>
          <table:table-cell/>
          <table:table-cell office:value-type="string" calcext:value-type="string">
            <text:p>heart_tadepy_3</text:p>
          </table:table-cell>
          <table:table-cell office:value-type="percentage" office:value="0.2537" calcext:value-type="percentage">
            <text:p>25,37%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722" calcext:value-type="percentage">
            <text:p>17,22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4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852" calcext:value-type="percentage">
            <text:p>28,52%</text:p>
          </table:table-cell>
          <table:table-cell/>
          <table:table-cell office:value-type="string" calcext:value-type="string">
            <text:p>heart_tadaf_4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611" calcext:value-type="percentage">
            <text:p>26,11%</text:p>
          </table:table-cell>
          <table:table-cell office:value-type="percentage" office:value="0.2241" calcext:value-type="percentage">
            <text:p>22,41%</text:p>
          </table:table-cell>
          <table:table-cell/>
          <table:table-cell office:value-type="string" calcext:value-type="string">
            <text:p>heart_tadepy_4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3259" calcext:value-type="percentage">
            <text:p>32,59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5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111" calcext:value-type="percentage">
            <text:p>1,11%</text:p>
          </table:table-cell>
          <table:table-cell/>
          <table:table-cell office:value-type="string" calcext:value-type="string">
            <text:p>heart_tadaf_5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93" calcext:value-type="percentage">
            <text:p>5,93%</text:p>
          </table:table-cell>
          <table:table-cell/>
          <table:table-cell office:value-type="string" calcext:value-type="string">
            <text:p>heart_tadepy_5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6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1907" calcext:value-type="percentage">
            <text:p>19,07%</text:p>
          </table:table-cell>
          <table:table-cell/>
          <table:table-cell office:value-type="string" calcext:value-type="string">
            <text:p>heart_tadaf_6</text:p>
          </table:table-cell>
          <table:table-cell office:value-type="percentage" office:value="0.1926" calcext:value-type="percentage">
            <text:p>19,26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187" calcext:value-type="percentage">
            <text:p>18,70%</text:p>
          </table:table-cell>
          <table:table-cell/>
          <table:table-cell office:value-type="string" calcext:value-type="string">
            <text:p>heart_tadepy_6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187" calcext:value-type="percentage">
            <text:p>18,70%</text:p>
          </table:table-cell>
          <table:table-cell office:value-type="percentage" office:value="0.1796" calcext:value-type="percentage">
            <text:p>17,96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7</text:p>
          </table:table-cell>
          <table:table-cell office:value-type="percentage" office:value="0.2278" calcext:value-type="percentage">
            <text:p>22,78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648" calcext:value-type="percentage">
            <text:p>16,48%</text:p>
          </table:table-cell>
          <table:table-cell/>
          <table:table-cell office:value-type="string" calcext:value-type="string">
            <text:p>heart_tadaf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685" calcext:value-type="percentage">
            <text:p>16,85%</text:p>
          </table:table-cell>
          <table:table-cell/>
          <table:table-cell office:value-type="string" calcext:value-type="string">
            <text:p>heart_tadepy_7</text:p>
          </table:table-cell>
          <table:table-cell office:value-type="percentage" office:value="0.3204" calcext:value-type="percentage">
            <text:p>32,0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2037" calcext:value-type="percentage">
            <text:p>20,37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8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815" calcext:value-type="percentage">
            <text:p>28,15%</text:p>
          </table:table-cell>
          <table:table-cell/>
          <table:table-cell office:value-type="string" calcext:value-type="string">
            <text:p>heart_tadaf_8</text:p>
          </table:table-cell>
          <table:table-cell office:value-type="percentage" office:value="0.2778" calcext:value-type="percentage">
            <text:p>27,78%</text:p>
          </table:table-cell>
          <table:table-cell office:value-type="percentage" office:value="0.3944" calcext:value-type="percentage">
            <text:p>39,44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heart_tadepy_8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3537" calcext:value-type="percentage">
            <text:p>35,37%</text:p>
          </table:table-cell>
          <table:table-cell office:value-type="percentage" office:value="0.2722" calcext:value-type="percentage">
            <text:p>27,22%</text:p>
          </table:table-cell>
          <table:table-cell office:value-type="percentage" office:value="0.2741" calcext:value-type="percentage">
            <text:p>27,41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9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3296" calcext:value-type="percentage">
            <text:p>32,96%</text:p>
          </table:table-cell>
          <table:table-cell/>
          <table:table-cell office:value-type="string" calcext:value-type="string">
            <text:p>heart_tadaf_9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889" calcext:value-type="percentage">
            <text:p>38,89%</text:p>
          </table:table-cell>
          <table:table-cell office:value-type="percentage" office:value="0.2852" calcext:value-type="percentage">
            <text:p>28,52%</text:p>
          </table:table-cell>
          <table:table-cell office:value-type="percentage" office:value="0.2574" calcext:value-type="percentage">
            <text:p>25,74%</text:p>
          </table:table-cell>
          <table:table-cell/>
          <table:table-cell office:value-type="string" calcext:value-type="string">
            <text:p>heart_tadepy_9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2" office:value-type="percentage" office:value="0.2593" calcext:value-type="percentage">
            <text:p>25,93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heart_noitiki_10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2463" calcext:value-type="percentage">
            <text:p>24,6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heart_tadaf_10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907" calcext:value-type="percentage">
            <text:p>39,07%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2741" calcext:value-type="percentage">
            <text:p>27,41%</text:p>
          </table:table-cell>
          <table:table-cell/>
          <table:table-cell office:value-type="string" calcext:value-type="string">
            <text:p>heart_tadepy_10</text:p>
          </table:table-cell>
          <table:table-cell office:value-type="percentage" office:value="0.4259" calcext:value-type="percentage">
            <text:p>42,59%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611" calcext:value-type="percentage">
            <text:p>26,11%</text:p>
          </table:table-cell>
          <table:table-cell table:number-columns-repeated="16367"/>
        </table:table-row>
        <table:table-row table:style-name="ro1">
          <table:table-cell table:style-name="ce1"/>
          <table:table-cell table:style-name="ce1" table:formula="of:=AVERAGE([.B16:.B25])" office:value-type="percentage" office:value="0.22426" calcext:value-type="percentage">
            <text:p>22,43%</text:p>
          </table:table-cell>
          <table:table-cell table:style-name="ce1" table:formula="of:=AVERAGE([.C16:.C25])" office:value-type="percentage" office:value="0.3113" calcext:value-type="percentage">
            <text:p>31,13%</text:p>
          </table:table-cell>
          <table:table-cell table:style-name="ce1" table:formula="of:=AVERAGE([.D16:.D25])" office:value-type="percentage" office:value="0.2089" calcext:value-type="percentage">
            <text:p>20,89%</text:p>
          </table:table-cell>
          <table:table-cell table:style-name="ce1" table:formula="of:=AVERAGE([.E16:.E25])" office:value-type="percentage" office:value="0.19611" calcext:value-type="percentage">
            <text:p>19,61%</text:p>
          </table:table-cell>
          <table:table-cell/>
          <table:table-cell table:style-name="ce1"/>
          <table:table-cell table:style-name="ce1" table:formula="of:=AVERAGE([.H16:.H25])" office:value-type="percentage" office:value="0.23409" calcext:value-type="percentage">
            <text:p>23,41%</text:p>
          </table:table-cell>
          <table:table-cell table:style-name="ce1" table:formula="of:=AVERAGE([.I16:.I25])" office:value-type="percentage" office:value="0.32313" calcext:value-type="percentage">
            <text:p>32,31%</text:p>
          </table:table-cell>
          <table:table-cell table:style-name="ce1" table:formula="of:=AVERAGE([.J16:.J25])" office:value-type="percentage" office:value="0.20611" calcext:value-type="percentage">
            <text:p>20,61%</text:p>
          </table:table-cell>
          <table:table-cell table:style-name="ce1" table:formula="of:=AVERAGE([.K16:.K25])" office:value-type="percentage" office:value="0.19834" calcext:value-type="percentage">
            <text:p>19,83%</text:p>
          </table:table-cell>
          <table:table-cell/>
          <table:table-cell table:style-name="ce1"/>
          <table:table-cell table:style-name="ce1" table:formula="of:=AVERAGE([.N16:.N25])" office:value-type="percentage" office:value="0.26296" calcext:value-type="percentage">
            <text:p>26,30%</text:p>
          </table:table-cell>
          <table:table-cell table:style-name="ce1" table:formula="of:=AVERAGE([.O16:.O25])" office:value-type="percentage" office:value="0.34113" calcext:value-type="percentage">
            <text:p>34,11%</text:p>
          </table:table-cell>
          <table:table-cell table:style-name="ce1" table:formula="of:=AVERAGE([.P16:.P25])" office:value-type="percentage" office:value="0.21111" calcext:value-type="percentage">
            <text:p>21,11%</text:p>
          </table:table-cell>
          <table:table-cell table:style-name="ce1" table:formula="of:=AVERAGE([.Q16:.Q25])" office:value-type="percentage" office:value="0.19888" calcext:value-type="percentage">
            <text:p>19,89%</text:p>
          </table:table-cell>
          <table:table-cell table:number-columns-repeated="16367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game_results" table:style-name="ta1">
        <table:table-column table:style-name="co6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7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3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2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style-name="ce1" table:number-columns-repeated="16367"/>
        </table:table-row>
        <table:table-row table:style-name="ro2">
          <table:table-cell office:value-type="string" calcext:value-type="string">
            <text:p>game_disorder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1527" calcext:value-type="percentage">
            <text:p>15,27%</text:p>
          </table:table-cell>
          <table:table-cell office:value-type="percentage" office:value="0.1488" calcext:value-type="percentage">
            <text:p>14,88%</text:p>
          </table:table-cell>
          <table:table-cell/>
          <table:table-cell office:value-type="string" calcext:value-type="string">
            <text:p>game_depik_1</text:p>
          </table:table-cell>
          <table:table-cell office:value-type="percentage" office:value="0.1395" calcext:value-type="percentage">
            <text:p>13,95%</text:p>
          </table:table-cell>
          <table:table-cell office:value-type="percentage" office:value="0.2589" calcext:value-type="percentage">
            <text:p>25,89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02" calcext:value-type="percentage">
            <text:p>12,02%</text:p>
          </table:table-cell>
          <table:table-cell/>
          <table:table-cell office:value-type="string" calcext:value-type="string">
            <text:p>game_emd_1</text:p>
          </table:table-cell>
          <table:table-cell office:value-type="percentage" office:value="0.1302" calcext:value-type="percentage">
            <text:p>13,02%</text:p>
          </table:table-cell>
          <table:table-cell office:value-type="percentage" office:value="0.2743" calcext:value-type="percentage">
            <text:p>27,43%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game_disorder_2</text:p>
          </table:table-cell>
          <table:table-cell office:value-type="percentage" office:value="0.2814" calcext:value-type="percentage">
            <text:p>28,14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2977" calcext:value-type="percentage">
            <text:p>29,7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me_depik_2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4047" calcext:value-type="percentage">
            <text:p>40,47%</text:p>
          </table:table-cell>
          <table:table-cell office:value-type="percentage" office:value="0.2946" calcext:value-type="percentage">
            <text:p>29,46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me_emd_2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3969" calcext:value-type="percentage">
            <text:p>39,69%</text:p>
          </table:table-cell>
          <table:table-cell office:value-type="percentage" office:value="0.3023" calcext:value-type="percentage">
            <text:p>30,23%</text:p>
          </table:table-cell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game_disorder_3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1008" calcext:value-type="percentage">
            <text:p>10,08%</text:p>
          </table:table-cell>
          <table:table-cell table:number-columns-repeated="2"/>
          <table:table-cell office:value-type="string" calcext:value-type="string">
            <text:p>game_depik_3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023" calcext:value-type="percentage">
            <text:p>10,23%</text:p>
          </table:table-cell>
          <table:table-cell table:number-columns-repeated="2"/>
          <table:table-cell office:value-type="string" calcext:value-type="string">
            <text:p>game_emd_3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1845" calcext:value-type="percentage">
            <text:p>18,45%</text:p>
          </table:table-cell>
          <table:table-cell office:value-type="percentage" office:value="0.1101" calcext:value-type="percentage">
            <text:p>11,01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4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2729" calcext:value-type="percentage">
            <text:p>27,29%</text:p>
          </table:table-cell>
          <table:table-cell office:value-type="percentage" office:value="0.2209" calcext:value-type="percentage">
            <text:p>22,09%</text:p>
          </table:table-cell>
          <table:table-cell table:number-columns-repeated="2"/>
          <table:table-cell office:value-type="string" calcext:value-type="string">
            <text:p>game_depik_4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3551" calcext:value-type="percentage">
            <text:p>35,51%</text:p>
          </table:table-cell>
          <table:table-cell office:value-type="percentage" office:value="0.2326" calcext:value-type="percentage">
            <text:p>23,26%</text:p>
          </table:table-cell>
          <table:table-cell table:number-columns-repeated="2"/>
          <table:table-cell office:value-type="string" calcext:value-type="string">
            <text:p>game_emd_4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231" calcext:value-type="percentage">
            <text:p>23,10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5</text:p>
          </table:table-cell>
          <table:table-cell office:value-type="percentage" office:value="0.1907" calcext:value-type="percentage">
            <text:p>19,07%</text:p>
          </table:table-cell>
          <table:table-cell office:value-type="percentage" office:value="0.2349" calcext:value-type="percentage">
            <text:p>23,49%</text:p>
          </table:table-cell>
          <table:table-cell office:value-type="percentage" office:value="0.1992" calcext:value-type="percentage">
            <text:p>19,92%</text:p>
          </table:table-cell>
          <table:table-cell table:number-columns-repeated="2"/>
          <table:table-cell office:value-type="string" calcext:value-type="string">
            <text:p>game_depik_5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876" calcext:value-type="percentage">
            <text:p>18,76%</text:p>
          </table:table-cell>
          <table:table-cell table:number-columns-repeated="2"/>
          <table:table-cell office:value-type="string" calcext:value-type="string">
            <text:p>game_emd_5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6</text:p>
          </table:table-cell>
          <table:table-cell office:value-type="percentage" office:value="0.2101" calcext:value-type="percentage">
            <text:p>21,01%</text:p>
          </table:table-cell>
          <table:table-cell office:value-type="percentage" office:value="0.2682" calcext:value-type="percentage">
            <text:p>26,82%</text:p>
          </table:table-cell>
          <table:table-cell office:value-type="percentage" office:value="0.2178" calcext:value-type="percentage">
            <text:p>21,78%</text:p>
          </table:table-cell>
          <table:table-cell table:number-columns-repeated="2"/>
          <table:table-cell office:value-type="string" calcext:value-type="string">
            <text:p>game_depik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085" calcext:value-type="percentage">
            <text:p>20,85%</text:p>
          </table:table-cell>
          <table:table-cell table:number-columns-repeated="2"/>
          <table:table-cell office:value-type="string" calcext:value-type="string">
            <text:p>game_emd_6</text:p>
          </table:table-cell>
          <table:table-cell office:value-type="percentage" office:value="0.1953" calcext:value-type="percentage">
            <text:p>19,53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1977" calcext:value-type="percentage">
            <text:p>19,77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7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/>
          <table:table-cell office:value-type="string" calcext:value-type="string">
            <text:p>game_depik_7</text:p>
          </table:table-cell>
          <table:table-cell office:value-type="percentage" office:value="0.238" calcext:value-type="percentage">
            <text:p>23,80%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2426" calcext:value-type="percentage">
            <text:p>24,26%</text:p>
          </table:table-cell>
          <table:table-cell table:number-columns-repeated="2"/>
          <table:table-cell office:value-type="string" calcext:value-type="string">
            <text:p>game_emd_7</text:p>
          </table:table-cell>
          <table:table-cell office:value-type="percentage" office:value="0.2481" calcext:value-type="percentage">
            <text:p>24,81%</text:p>
          </table:table-cell>
          <table:table-cell office:value-type="percentage" office:value="0.3155" calcext:value-type="percentage">
            <text:p>31,55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8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276" calcext:value-type="percentage">
            <text:p>27,60%</text:p>
          </table:table-cell>
          <table:table-cell table:number-columns-repeated="2"/>
          <table:table-cell office:value-type="string" calcext:value-type="string">
            <text:p>game_depik_8</text:p>
          </table:table-cell>
          <table:table-cell office:value-type="percentage" office:value="0.3062" calcext:value-type="percentage">
            <text:p>30,62%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/>
          <table:table-cell office:value-type="string" calcext:value-type="string">
            <text:p>game_emd_8</text:p>
          </table:table-cell>
          <table:table-cell office:value-type="percentage" office:value="0.3109" calcext:value-type="percentage">
            <text:p>31,09%</text:p>
          </table:table-cell>
          <table:table-cell office:value-type="percentage" office:value="0.3736" calcext:value-type="percentage">
            <text:p>37,36%</text:p>
          </table:table-cell>
          <table:table-cell office:value-type="percentage" office:value="0.2775" calcext:value-type="percentage">
            <text:p>27,75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9</text:p>
          </table:table-cell>
          <table:table-cell office:value-type="percentage" office:value="0.2202" calcext:value-type="percentage">
            <text:p>22,02%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2016" calcext:value-type="percentage">
            <text:p>20,16%</text:p>
          </table:table-cell>
          <table:table-cell table:number-columns-repeated="2"/>
          <table:table-cell office:value-type="string" calcext:value-type="string">
            <text:p>game_depik_9</text:p>
          </table:table-cell>
          <table:table-cell office:value-type="percentage" office:value="0.2062" calcext:value-type="percentage">
            <text:p>20,62%</text:p>
          </table:table-cell>
          <table:table-cell office:value-type="percentage" office:value="0.29534" calcext:value-type="percentage">
            <text:p>29,53%</text:p>
          </table:table-cell>
          <table:table-cell office:value-type="percentage" office:value="0.2039" calcext:value-type="percentage">
            <text:p>20,39%</text:p>
          </table:table-cell>
          <table:table-cell table:number-columns-repeated="2"/>
          <table:table-cell office:value-type="string" calcext:value-type="string">
            <text:p>game_emd_9</text:p>
          </table:table-cell>
          <table:table-cell office:value-type="percentage" office:value="0.2093" calcext:value-type="percentage">
            <text:p>20,93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186" calcext:value-type="percentage">
            <text:p>21,86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disorder_10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2907" calcext:value-type="percentage">
            <text:p>29,07%</text:p>
          </table:table-cell>
          <table:table-cell table:number-columns-repeated="2"/>
          <table:table-cell office:value-type="string" calcext:value-type="string">
            <text:p>game_depik_10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3914" calcext:value-type="percentage">
            <text:p>39,14%</text:p>
          </table:table-cell>
          <table:table-cell office:value-type="percentage" office:value="0.3194" calcext:value-type="percentage">
            <text:p>31,94%</text:p>
          </table:table-cell>
          <table:table-cell table:number-columns-repeated="2"/>
          <table:table-cell office:value-type="string" calcext:value-type="string">
            <text:p>game_emd_10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3674" calcext:value-type="percentage">
            <text:p>36,74%</text:p>
          </table:table-cell>
          <table:table-cell office:value-type="percentage" office:value="0.3062" calcext:value-type="percentage">
            <text:p>30,62%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table:formula="of:=AVERAGE([.B2:.B11])" office:value-type="percentage" office:value="0.21814" calcext:value-type="percentage">
            <text:p>21,81%</text:p>
          </table:table-cell>
          <table:table-cell table:style-name="ce1" table:formula="of:=AVERAGE([.C2:.C11])" office:value-type="percentage" office:value="0.26868" calcext:value-type="percentage">
            <text:p>26,87%</text:p>
          </table:table-cell>
          <table:table-cell table:style-name="ce1" table:formula="of:=AVERAGE([.D2:.D11])" office:value-type="percentage" office:value="0.22179" calcext:value-type="percentage">
            <text:p>22,18%</text:p>
          </table:table-cell>
          <table:table-cell table:style-name="ce1" table:formula="of:=AVERAGE([.E2:.E11])" office:value-type="percentage" office:value="0.1488" calcext:value-type="percentage">
            <text:p>14,88%</text:p>
          </table:table-cell>
          <table:table-cell table:style-name="ce1" table:number-columns-repeated="2"/>
          <table:table-cell table:style-name="ce1" table:formula="of:=AVERAGE([.H2:.H11])" office:value-type="percentage" office:value="0.21766" calcext:value-type="percentage">
            <text:p>21,77%</text:p>
          </table:table-cell>
          <table:table-cell table:style-name="ce1" table:formula="of:=AVERAGE([.I2:.I11])" office:value-type="percentage" office:value="0.316904" calcext:value-type="percentage">
            <text:p>31,69%</text:p>
          </table:table-cell>
          <table:table-cell table:style-name="ce1" table:formula="of:=AVERAGE([.J2:.J11])" office:value-type="percentage" office:value="0.22031" calcext:value-type="percentage">
            <text:p>22,03%</text:p>
          </table:table-cell>
          <table:table-cell table:style-name="ce1" table:formula="of:=AVERAGE([.K2:.K11])" office:value-type="percentage" office:value="0.1202" calcext:value-type="percentage">
            <text:p>12,02%</text:p>
          </table:table-cell>
          <table:table-cell table:style-name="ce1" table:number-columns-repeated="2"/>
          <table:table-cell table:style-name="ce1" table:formula="of:=AVERAGE([.N2:.N11])" office:value-type="percentage" office:value="0.21705" calcext:value-type="percentage">
            <text:p>21,71%</text:p>
          </table:table-cell>
          <table:table-cell table:style-name="ce1" table:formula="of:=AVERAGE([.O2:.O11])" office:value-type="percentage" office:value="0.30835" calcext:value-type="percentage">
            <text:p>30,84%</text:p>
          </table:table-cell>
          <table:table-cell table:style-name="ce1" table:formula="of:=AVERAGE([.P2:.P11])" office:value-type="percentage" office:value="0.22341" calcext:value-type="percentage">
            <text:p>22,34%</text:p>
          </table:table-cell>
          <table:table-cell table:style-name="ce1" table:formula="of:=AVERAGE([.Q2:.Q11])" office:value-type="percentage" office:value="0.1481" calcext:value-type="percentage">
            <text:p>14,81%</text:p>
          </table:table-cell>
          <table:table-cell table:style-name="ce1" table:number-columns-repeated="16367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/>
          <table:table-cell table:style-name="ce1"/>
          <table:table-cell table:style-name="ce1" office:value-type="string" calcext:value-type="string">
            <text:p>MLP ADAM</text:p>
          </table:table-cell>
          <table:table-cell table:style-name="ce1" office:value-type="string" calcext:value-type="string">
            <text:p>MLP BFGS</text:p>
          </table:table-cell>
          <table:table-cell table:style-name="ce1" office:value-type="string" calcext:value-type="string">
            <text:p>MLP_GEN</text:p>
          </table:table-cell>
          <table:table-cell table:style-name="ce1" office:value-type="string" calcext:value-type="string">
            <text:p>INN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game_noitiki_1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2248" calcext:value-type="percentage">
            <text:p>22,48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1186" calcext:value-type="percentage">
            <text:p>11,86%</text:p>
          </table:table-cell>
          <table:table-cell/>
          <table:table-cell office:value-type="string" calcext:value-type="string">
            <text:p>game_tadaf_1</text:p>
          </table:table-cell>
          <table:table-cell office:value-type="percentage" office:value="0.1202" calcext:value-type="percentage">
            <text:p>12,02%</text:p>
          </table:table-cell>
          <table:table-cell office:value-type="percentage" office:value="0.2612" calcext:value-type="percentage">
            <text:p>26,12%</text:p>
          </table:table-cell>
          <table:table-cell office:value-type="percentage" office:value="0.124" calcext:value-type="percentage">
            <text:p>12,40%</text:p>
          </table:table-cell>
          <table:table-cell office:value-type="percentage" office:value="0.1302" calcext:value-type="percentage">
            <text:p>13,02%</text:p>
          </table:table-cell>
          <table:table-cell/>
          <table:table-cell office:value-type="string" calcext:value-type="string">
            <text:p>game_tadepy_1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game_noitiki_2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2914" calcext:value-type="percentage">
            <text:p>29,14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me_tadaf_2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628" calcext:value-type="percentage">
            <text:p>36,28%</text:p>
          </table:table-cell>
          <table:table-cell office:value-type="percentage" office:value="0.2837" calcext:value-type="percentage">
            <text:p>28,37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me_tadepy_2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3643" calcext:value-type="percentage">
            <text:p>36,43%</text:p>
          </table:table-cell>
          <table:table-cell office:value-type="percentage" office:value="0.2853" calcext:value-type="percentage">
            <text:p>28,53%</text:p>
          </table:table-cell>
          <table:table-cell office:value-type="string" calcext:value-type="string">
            <text:p>x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game_noitiki_3</text:p>
          </table:table-cell>
          <table:table-cell office:value-type="percentage" office:value="0.1016" calcext:value-type="percentage">
            <text:p>10,16%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1248" calcext:value-type="percentage">
            <text:p>12,48%</text:p>
          </table:table-cell>
          <table:table-cell table:number-columns-repeated="2"/>
          <table:table-cell office:value-type="string" calcext:value-type="string">
            <text:p>game_tadaf_3</text:p>
          </table:table-cell>
          <table:table-cell office:value-type="percentage" office:value="0.0884" calcext:value-type="percentage">
            <text:p>8,84%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1078" calcext:value-type="percentage">
            <text:p>10,78%</text:p>
          </table:table-cell>
          <table:table-cell table:number-columns-repeated="2"/>
          <table:table-cell office:value-type="string" calcext:value-type="string">
            <text:p>game_tadepy_3</text:p>
          </table:table-cell>
          <table:table-cell office:value-type="percentage" office:value="0.0868" calcext:value-type="percentage">
            <text:p>8,68%</text:p>
          </table:table-cell>
          <table:table-cell office:value-type="percentage" office:value="0.1946" calcext:value-type="percentage">
            <text:p>19,4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4</text:p>
          </table:table-cell>
          <table:table-cell office:value-type="percentage" office:value="0.224" calcext:value-type="percentage">
            <text:p>22,40%</text:p>
          </table:table-cell>
          <table:table-cell office:value-type="percentage" office:value="0.32245" calcext:value-type="percentage">
            <text:p>32,25%</text:p>
          </table:table-cell>
          <table:table-cell office:value-type="percentage" office:value="0.2349" calcext:value-type="percentage">
            <text:p>23,49%</text:p>
          </table:table-cell>
          <table:table-cell table:number-columns-repeated="2"/>
          <table:table-cell office:value-type="string" calcext:value-type="string">
            <text:p>game_tadaf_4</text:p>
          </table:table-cell>
          <table:table-cell office:value-type="percentage" office:value="0.2271" calcext:value-type="percentage">
            <text:p>22,71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2326" calcext:value-type="percentage">
            <text:p>23,26%</text:p>
          </table:table-cell>
          <table:table-cell table:number-columns-repeated="2"/>
          <table:table-cell office:value-type="string" calcext:value-type="string">
            <text:p>game_tadepy_4</text:p>
          </table:table-cell>
          <table:table-cell office:value-type="percentage" office:value="0.2209" calcext:value-type="percentage">
            <text:p>22,09%</text:p>
          </table:table-cell>
          <table:table-cell office:value-type="percentage" office:value="0.3302" calcext:value-type="percentage">
            <text:p>33,02%</text:p>
          </table:table-cell>
          <table:table-cell office:value-type="percentage" office:value="0.224" calcext:value-type="percentage">
            <text:p>22,40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5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2"/>
          <table:table-cell office:value-type="string" calcext:value-type="string">
            <text:p>game_tadaf_5</text:p>
          </table:table-cell>
          <table:table-cell office:value-type="percentage" office:value="0.2016" calcext:value-type="percentage">
            <text:p>20,16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193" calcext:value-type="percentage">
            <text:p>19,30%</text:p>
          </table:table-cell>
          <table:table-cell table:number-columns-repeated="2"/>
          <table:table-cell office:value-type="string" calcext:value-type="string">
            <text:p>game_tadepy_5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1961" calcext:value-type="percentage">
            <text:p>19,61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6</text:p>
          </table:table-cell>
          <table:table-cell office:value-type="percentage" office:value="0.2302" calcext:value-type="percentage">
            <text:p>23,02%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2116" calcext:value-type="percentage">
            <text:p>21,16%</text:p>
          </table:table-cell>
          <table:table-cell table:number-columns-repeated="2"/>
          <table:table-cell office:value-type="string" calcext:value-type="string">
            <text:p>game_tadaf_6</text:p>
          </table:table-cell>
          <table:table-cell office:value-type="percentage" office:value="0.1814" calcext:value-type="percentage">
            <text:p>18,14%</text:p>
          </table:table-cell>
          <table:table-cell office:value-type="percentage" office:value="0.2651" calcext:value-type="percentage">
            <text:p>26,51%</text:p>
          </table:table-cell>
          <table:table-cell office:value-type="percentage" office:value="0.1798" calcext:value-type="percentage">
            <text:p>17,98%</text:p>
          </table:table-cell>
          <table:table-cell table:number-columns-repeated="2"/>
          <table:table-cell office:value-type="string" calcext:value-type="string">
            <text:p>game_tadepy_6</text:p>
          </table:table-cell>
          <table:table-cell office:value-type="percentage" office:value="0.2054" calcext:value-type="percentage">
            <text:p>20,54%</text:p>
          </table:table-cell>
          <table:table-cell office:value-type="percentage" office:value="0.276" calcext:value-type="percentage">
            <text:p>27,60%</text:p>
          </table:table-cell>
          <table:table-cell office:value-type="percentage" office:value="0.1876" calcext:value-type="percentage">
            <text:p>18,76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7</text:p>
          </table:table-cell>
          <table:table-cell office:value-type="percentage" office:value="0.2527" calcext:value-type="percentage">
            <text:p>25,27%</text:p>
          </table:table-cell>
          <table:table-cell office:value-type="percentage" office:value="0.3101" calcext:value-type="percentage">
            <text:p>31,01%</text:p>
          </table:table-cell>
          <table:table-cell office:value-type="percentage" office:value="0.2628" calcext:value-type="percentage">
            <text:p>26,28%</text:p>
          </table:table-cell>
          <table:table-cell table:number-columns-repeated="2"/>
          <table:table-cell office:value-type="string" calcext:value-type="string">
            <text:p>game_tadaf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3062" calcext:value-type="percentage">
            <text:p>30,62%</text:p>
          </table:table-cell>
          <table:table-cell office:value-type="percentage" office:value="0.245" calcext:value-type="percentage">
            <text:p>24,50%</text:p>
          </table:table-cell>
          <table:table-cell table:number-columns-repeated="2"/>
          <table:table-cell office:value-type="string" calcext:value-type="string">
            <text:p>game_tadepy_7</text:p>
          </table:table-cell>
          <table:table-cell office:value-type="percentage" office:value="0.245" calcext:value-type="percentage">
            <text:p>24,50%</text:p>
          </table:table-cell>
          <table:table-cell office:value-type="percentage" office:value="0.3209" calcext:value-type="percentage">
            <text:p>32,09%</text:p>
          </table:table-cell>
          <table:table-cell office:value-type="percentage" office:value="0.245" calcext:value-type="percentage">
            <text:p>24,50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8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551" calcext:value-type="percentage">
            <text:p>35,51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2"/>
          <table:table-cell office:value-type="string" calcext:value-type="string">
            <text:p>game_tadaf_8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643" calcext:value-type="percentage">
            <text:p>26,43%</text:p>
          </table:table-cell>
          <table:table-cell table:number-columns-repeated="2"/>
          <table:table-cell office:value-type="string" calcext:value-type="string">
            <text:p>game_tadepy_8</text:p>
          </table:table-cell>
          <table:table-cell office:value-type="percentage" office:value="0.2914" calcext:value-type="percentage">
            <text:p>29,14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2721" calcext:value-type="percentage">
            <text:p>27,21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9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124" calcext:value-type="percentage">
            <text:p>21,24%</text:p>
          </table:table-cell>
          <table:table-cell table:number-columns-repeated="2"/>
          <table:table-cell office:value-type="string" calcext:value-type="string">
            <text:p>game_tadaf_9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16" calcext:value-type="percentage">
            <text:p>21,16%</text:p>
          </table:table-cell>
          <table:table-cell table:number-columns-repeated="2"/>
          <table:table-cell office:value-type="string" calcext:value-type="string">
            <text:p>game_tadepy_9</text:p>
          </table:table-cell>
          <table:table-cell office:value-type="percentage" office:value="0.2217" calcext:value-type="percentage">
            <text:p>22,17%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6368"/>
        </table:table-row>
        <table:table-row table:style-name="ro2">
          <table:table-cell office:value-type="string" calcext:value-type="string">
            <text:p>game_noitiki_10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984" calcext:value-type="percentage">
            <text:p>29,84%</text:p>
          </table:table-cell>
          <table:table-cell table:number-columns-repeated="2"/>
          <table:table-cell office:value-type="string" calcext:value-type="string">
            <text:p>game_tadaf_10</text:p>
          </table:table-cell>
          <table:table-cell office:value-type="percentage" office:value="0.2628" calcext:value-type="percentage">
            <text:p>26,28%</text:p>
          </table:table-cell>
          <table:table-cell office:value-type="percentage" office:value="0.3589" calcext:value-type="percentage">
            <text:p>35,89%</text:p>
          </table:table-cell>
          <table:table-cell office:value-type="percentage" office:value="0.2853" calcext:value-type="percentage">
            <text:p>28,53%</text:p>
          </table:table-cell>
          <table:table-cell table:number-columns-repeated="2"/>
          <table:table-cell office:value-type="string" calcext:value-type="string">
            <text:p>game_tadepy_10</text:p>
          </table:table-cell>
          <table:table-cell office:value-type="percentage" office:value="0.2977" calcext:value-type="percentage">
            <text:p>29,77%</text:p>
          </table:table-cell>
          <table:table-cell office:value-type="percentage" office:value="0.2151" calcext:value-type="percentage">
            <text:p>21,51%</text:p>
          </table:table-cell>
          <table:table-cell office:value-type="percentage" office:value="0.3047" calcext:value-type="percentage">
            <text:p>30,47%</text:p>
          </table:table-cell>
          <table:table-cell table:number-columns-repeated="16368"/>
        </table:table-row>
        <table:table-row table:style-name="ro1">
          <table:table-cell table:style-name="ce1"/>
          <table:table-cell table:style-name="ce1" table:formula="of:=AVERAGE([.B16:.B25])" office:value-type="percentage" office:value="0.22139" calcext:value-type="percentage">
            <text:p>22,14%</text:p>
          </table:table-cell>
          <table:table-cell table:style-name="ce1" table:formula="of:=AVERAGE([.C16:.C25])" office:value-type="percentage" office:value="0.294185" calcext:value-type="percentage">
            <text:p>29,42%</text:p>
          </table:table-cell>
          <table:table-cell table:style-name="ce1" table:formula="of:=AVERAGE([.D16:.D25])" office:value-type="percentage" office:value="0.22611" calcext:value-type="percentage">
            <text:p>22,61%</text:p>
          </table:table-cell>
          <table:table-cell table:style-name="ce1" table:formula="of:=AVERAGE([.E16:.E25])" office:value-type="percentage" office:value="0.1186" calcext:value-type="percentage">
            <text:p>11,86%</text:p>
          </table:table-cell>
          <table:table-cell/>
          <table:table-cell table:style-name="ce1"/>
          <table:table-cell table:style-name="ce1" table:formula="of:=AVERAGE([.H16:.H25])" office:value-type="percentage" office:value="0.21" calcext:value-type="percentage">
            <text:p>21,00%</text:p>
          </table:table-cell>
          <table:table-cell table:style-name="ce1" table:formula="of:=AVERAGE([.I16:.I25])" office:value-type="percentage" office:value="0.30418" calcext:value-type="percentage">
            <text:p>30,42%</text:p>
          </table:table-cell>
          <table:table-cell table:style-name="ce1" table:formula="of:=AVERAGE([.J16:.J25])" office:value-type="percentage" office:value="0.21271" calcext:value-type="percentage">
            <text:p>21,27%</text:p>
          </table:table-cell>
          <table:table-cell table:style-name="ce1" table:formula="of:=AVERAGE([.K16:.K25])" office:value-type="percentage" office:value="0.1302" calcext:value-type="percentage">
            <text:p>13,02%</text:p>
          </table:table-cell>
          <table:table-cell/>
          <table:table-cell table:style-name="ce1"/>
          <table:table-cell table:style-name="ce1" table:formula="of:=AVERAGE([.N16:.N25])" office:value-type="percentage" office:value="0.22154" calcext:value-type="percentage">
            <text:p>22,15%</text:p>
          </table:table-cell>
          <table:table-cell table:style-name="ce1" table:formula="of:=AVERAGE([.O16:.O25])" office:value-type="percentage" office:value="0.28646" calcext:value-type="percentage">
            <text:p>28,65%</text:p>
          </table:table-cell>
          <table:table-cell table:style-name="ce1" table:formula="of:=AVERAGE([.P16:.P25])" office:value-type="percentage" office:value="0.21652" calcext:value-type="percentage">
            <text:p>21,65%</text:p>
          </table:table-cell>
          <table:table-cell table:style-name="ce1" table:formula="of:=AVERAGE([.Q16:.Q25])" office:value-type="percentage" office:value="0.1519" calcext:value-type="percentage">
            <text:p>15,19%</text:p>
          </table:table-cell>
          <table:table-cell table:number-columns-repeated="16367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08:36:59.181077353</meta:creation-date>
    <dc:date>2023-02-04T15:49:30.049615768</dc:date>
    <meta:editing-duration>P1DT23H40M5S</meta:editing-duration>
    <meta:editing-cycles>213</meta:editing-cycles>
    <meta:generator>LibreOffice/7.4.5.1$Linux_X86_64 LibreOffice_project/40$Build-1</meta:generator>
    <meta:document-statistic meta:table-count="3" meta:cell-count="1020" meta:object-count="0"/>
  </office:meta>
</office:document-meta>
</file>